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rame">
      <style:graphic-properties style:vertical-pos="top" style:vertical-rel="paragraph-content" style:horizontal-pos="center" style:horizontal-rel="paragraph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rem ipsum</text:p>
      <text:p text:style-name="Standard"/>
      <text:p text:style-name="Standard"/>
      <text:p text:style-name="Standard"/>
      <text:p text:style-name="Standard"/>
      <text:p text:style-name="Standard"><draw:frame draw:style-name="fr1" draw:name="Rahmen1" text:anchor-type="paragraph" svg:width="104.39mm" draw:z-index="0">
     <draw:text-box fo:min-height="42.1mm">
      <text:p text:style-name="Standard">Nunc sit</text:p>
     </draw:text-box>
    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uis 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Bielefeld</meta:initial-creator>
    <meta:creation-date>2013-01-24T17:45:51.31</meta:creation-date>
    <dc:date>2013-01-24T17:50:53.10</dc:date>
    <dc:creator>Rainer Bielefeld</dc:creator>
    <meta:editing-duration>P0D</meta:editing-duration>
    <meta:editing-cycles>1</meta:editing-cycles>
    <meta:generator>LibreOffice/4.0.0.2$Windows_x86 LibreOffice_project/5991f37846fc3763493029c4958b57282c2597e</meta:generator>
    <meta:document-statistic meta:table-count="0" meta:image-count="0" meta:object-count="0" meta:page-count="1" meta:paragraph-count="3" meta:word-count="250" meta:character-count="1621" meta:non-whitespace-character-count="1374"/>
  </office:meta>
</office:document-meta>
</file>